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.9846in" fo:margin-right="0in" fo:text-align="justify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.4925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.4925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L1">
      <style:paragraph-properties fo:text-align="start" style:justify-single-word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2">
      <style:paragraph-properties fo:text-align="start" style:justify-single-word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2">
      <style:paragraph-properties fo:text-align="justify" style:justify-single-word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2">
      <style:paragraph-properties fo:text-align="justify" style:justify-single-word="false" style:text-autospace="none" style:writing-mode="lr-tb"/>
    </style:style>
    <style:style style:name="P15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.4925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00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00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b515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b515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 style:text-autospace="none" style:writing-mode="lr-tb"/>
    </style:style>
    <style:style style:name="P29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 style:text-autospace="none" style:writing-mode="lr-tb"/>
    </style:style>
    <style:style style:name="P30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 style:text-autospace="none" style:writing-mode="lr-tb"/>
    </style:style>
    <style:style style:name="P3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 style:text-autospace="none" style:writing-mode="lr-tb"/>
    </style:style>
    <style:style style:name="P32" style:family="paragraph" style:parent-style-name="Standard" style:list-style-name="L2">
      <style:paragraph-properties fo:text-align="start" style:justify-single-word="false" fo:break-before="page" style:text-autospace="none" style:writing-mode="lr-tb"/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Nimbus Sans L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Nimbus Sans 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4" style:family="text">
      <style:text-properties fo:background-color="#00ff00"/>
    </style:style>
    <style:style style:name="T5" style:family="text">
      <style:text-properties fo:background-color="#ff0000"/>
    </style:style>
    <style:style style:name="T6" style:family="text">
      <style:text-properties fo:background-color="#ffb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os em aberto</text:p>
      <text:list xml:id="list797809643" text:style-name="L1">
        <text:list-header>
          <text:p text:style-name="P10"/>
        </text:list-header>
      </text:list>
      <text:p text:style-name="P8"/>
      <text:p text:style-name="P8">Este documento resulta da compilação dos problemas listados na matriz de testes para a build 2554.</text:p>
      <text:p text:style-name="P8"/>
      <text:p text:style-name="P8">São propostas prioridades para a resolução dos pontos em aberto tendo em conta a gravidade ou a usabilidade da aplicação face aos problemas.</text:p>
      <text:p text:style-name="P8"/>
      <text:list xml:id="list882218474" text:style-name="L2">
        <text:list-item>
          <text:p text:style-name="P11">Assinatura no LibreOffice</text:p>
        </text:list-item>
        <text:list-item>
          <text:p text:style-name="P20">Não funciona em windows XP.</text:p>
        </text:list-item>
        <text:list-item>
          <text:p text:style-name="P22">Em Windows Vista e Windows 7 são apresentados avisos advertindo que deve ser introduzido um cartão no leitor, os detalhes existentes nesses avisos indicam adicionalmente que o cartão encontrado não é o requerido para efectuar a operação. Se os avisos forem cancelados é possivel assinar documentos.</text:p>
        </text:list-item>
        <text:list-item>
          <text:p text:style-name="P24">Prioridade média</text:p>
        </text:list-item>
      </text:list>
      <text:p text:style-name="P25"/>
      <text:p text:style-name="P25"/>
      <text:list xml:id="list891189319" text:continue-numbering="true" text:style-name="L2">
        <text:list-item>
          <text:p text:style-name="P11">Disponibilização de uma build actualizada para Mac OS. <text:span text:style-name="T5">NOK</text:span></text:p>
        </text:list-item>
        <text:list-item>
          <text:p text:style-name="P19">Prioridade alta</text:p>
        </text:list-item>
      </text:list>
      <text:p text:style-name="P8"/>
      <text:p text:style-name="P8"/>
      <text:list xml:id="list438544487" text:continue-numbering="true" text:style-name="L2">
        <text:list-item>
          <text:p text:style-name="P13">A aplicação apresenta instabilidades (especificamente durante a leitura do cartão), que fazem a aplicação terminar prematuramente ou tornam necessário terminar e voltar a executar a aplicação. Esta situação ocorre durante o carregamento dos dados do cartão.</text:p>
        </text:list-item>
        <text:list-item>
          <text:p text:style-name="P20">Sistemas operativos afectados: Todos</text:p>
        </text:list-item>
        <text:list-item>
          <text:p text:style-name="P19">Prioridade alta</text:p>
        </text:list-item>
      </text:list>
      <text:p text:style-name="P8"/>
      <text:p text:style-name="P8"/>
      <text:list xml:id="list111934315" text:continue-list="list797809643" text:style-name="L1">
        <text:list-item>
          <text:p text:style-name="P10">Não existe a opção de selecção do local de instalação da aplicação</text:p>
        </text:list-item>
        <text:list-item>
          <text:p text:style-name="P21">Sistemas operativos afectados: Windows XP, Vista, 7 32/64bits</text:p>
        </text:list-item>
        <text:list-item>
          <text:p text:style-name="P27">Prioridade baixa</text:p>
        </text:list-item>
      </text:list>
      <text:p text:style-name="P6"/>
      <text:p text:style-name="P6"/>
      <text:list xml:id="list1553230196" text:continue-numbering="true" text:style-name="L1">
        <text:list-item>
          <text:p text:style-name="P10">Leitor ACR 83 <text:s/>não funciona com minidriver.</text:p>
        </text:list-item>
        <text:list-item>
          <text:p text:style-name="P21">Sistemas operativos afectados: Windows Vista e 7 32/64 bits.</text:p>
        </text:list-item>
        <text:list-item>
          <text:p text:style-name="P21">Nota: mesmo inserindo o pin correcto o cartão ficará bloqueado após 3 tentativas</text:p>
        </text:list-item>
        <text:list-item>
          <text:p text:style-name="P21"><text:span text:style-name="T5">Prioridade alta</text:span></text:p>
        </text:list-item>
      </text:list>
      <text:p text:style-name="P8"/>
      <text:p text:style-name="P8"/>
      <text:list xml:id="list1634455711" text:continue-numbering="true" text:style-name="L1">
        <text:list-item>
          <text:p text:style-name="P10">Login no sistema operativo utilizando o cartão de cidadão não funciona.</text:p>
        </text:list-item>
        <text:list-item>
          <text:p text:style-name="P21">Sistemas operativos afectados: Windows Vista nas versões de 32 e 64bits.</text:p>
        </text:list-item>
        <text:list-item>
          <text:p text:style-name="P29"><text:span text:style-name="T3">Nota</text:span><text:span text:style-name="T1">: este problema não é imputável ao middleware, mas sim a uma aplicação de suporte a esta funcionalidade.</text:span></text:p>
        </text:list-item>
        <text:list-item>
          <text:p text:style-name="P23">Deve ser efectuada uma melhoria no manual relativamente aos sistemas operativos Windows e Linux, existem omissões/imprecisões no processo de configuração.</text:p>
        </text:list-item>
        <text:list-item>
          <text:p text:style-name="P27">Prioridade baixa</text:p>
        </text:list-item>
      </text:list>
      <text:p text:style-name="P8"/>
      <text:list xml:id="list387912791" text:continue-numbering="true" text:style-name="L1">
        <text:list-item>
          <text:p text:style-name="P10">Testar leitor Xiring na build mais recente</text:p>
        </text:list-item>
        <text:list-item>
          <text:p text:style-name="P31"><text:span text:style-name="T3">Nota</text:span><text:span text:style-name="T1">: O leitor está a ser partilhado entre a Caixa Mágica e a MrNet, actualmente está na MrNet o que impossibilitou a realização dos testes.</text:span></text:p>
        </text:list-item>
        <text:list-item>
          <text:p text:style-name="P18">Prioridade alta</text:p>
        </text:list-item>
      </text:list>
      <text:p text:style-name="P8"/>
      <text:list xml:id="list1647121012" text:continue-numbering="true" text:style-name="L1">
        <text:list-item>
          <text:p text:style-name="P15"><text:soft-page-break/>Não é possivel instalar a aplicação/middleware no Windows XP 64 bits - <text:span text:style-name="T4">OK</text:span></text:p>
        </text:list-item>
        <text:list-item>
          <text:p text:style-name="P18">Prioridade alta </text:p>
        </text:list-item>
      </text:list>
      <text:p text:style-name="P6"/>
      <text:p text:style-name="P6"/>
      <text:list xml:id="list67378349" text:continue-list="list438544487" text:style-name="L2">
        <text:list-item>
          <text:p text:style-name="P13">Surge um aviso relativo à instalação de um certificado 001, durante a primeira execução da aplicação ou sempre que é inserido novo cartão.</text:p>
        </text:list-item>
        <text:list-item>
          <text:p text:style-name="P20">Sistemas operativos afectados: Windows XP, Vista, 7 nas versões de 32 e 64bits. <text:span text:style-name="T4">OK</text:span></text:p>
        </text:list-item>
        <text:list-item>
          <text:p text:style-name="P24">Prioridade média</text:p>
        </text:list-item>
      </text:list>
      <text:p text:style-name="P5"/>
      <text:p text:style-name="P5"/>
      <text:list xml:id="list471083497" text:continue-numbering="true" text:style-name="L2">
        <text:list-item>
          <text:p text:style-name="P11">Quando um pin está bloqueado e se tenta verificar é indicado que o pin está errado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6">Prioridade baixa</text:p>
        </text:list-item>
      </text:list>
      <text:p text:style-name="P3"/>
      <text:p text:style-name="P3"/>
      <text:list xml:id="list535464974" text:continue-numbering="true" text:style-name="L2">
        <text:list-item>
          <text:p text:style-name="P11">A verificação da assinatura devia indicar para alem de sucesso o nome de quem assinou.</text:p>
        </text:list-item>
        <text:list-item>
          <text:p text:style-name="P20">Sistemas operativos afectados: Todos <text:span text:style-name="T4">OK</text:span></text:p>
        </text:list-item>
        <text:list-item>
          <text:p text:style-name="P19">Prioridade alta</text:p>
        </text:list-item>
      </text:list>
      <text:p text:style-name="P3"/>
      <text:p text:style-name="P3"/>
      <text:list xml:id="list840836235" text:continue-numbering="true" text:style-name="L2">
        <text:list-item>
          <text:p text:style-name="P11">O cancelamento e o timeout na introdução do pin não estão a ser tratados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0"><text:span text:style-name="T6">Prioridade média</text:span></text:p>
          <text:p text:style-name="P13"/>
          <text:p text:style-name="P13"/>
        </text:list-item>
        <text:list-item>
          <text:p text:style-name="P13">No layout actual utilizado na exportação para pdf não são suportadas mais do que 4 linhas para as notas, é necessário criar um layout para a(s) página(s) seguinte(s) de modo a acomodar das notas na sua totalidade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6">Prioridade baixa</text:p>
        </text:list-item>
      </text:list>
      <text:p text:style-name="P3"/>
      <text:p text:style-name="P3"/>
      <text:list xml:id="list1139907824" text:continue-numbering="true" text:style-name="L2">
        <text:list-item>
          <text:p text:style-name="P14"><text:span text:style-name="T1">Na funcionalidade de assinatura de ficheiros da aplicação, s</text:span><text:span text:style-name="T2">e na janela onde se indica a localização do(s) ficheiro(s) o botão cancel for premido mesmo assim é pedido o pin</text:span>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4">Prioridade média</text:p>
        </text:list-item>
      </text:list>
      <text:p text:style-name="P4"/>
      <text:p text:style-name="P4"/>
      <text:list xml:id="list438544162" text:continue-numbering="true" text:style-name="L2">
        <text:list-item>
          <text:p text:style-name="P13">Botão para gravar as notas não modifica a sua label quando a linguagem da aplicação é modificada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6">Prioridade baixa</text:p>
        </text:list-item>
      </text:list>
      <text:p text:style-name="P3"/>
      <text:p text:style-name="P3"/>
      <text:list xml:id="list2132070637" text:continue-numbering="true" text:style-name="L2">
        <text:list-item>
          <text:p text:style-name="P13">As tabs dos certificados e dos códigos pin contêm elementos estáticos em português, deverão ser adicionados também <text:s/>elementos estáticos em inglês à semelhança das restantes tabs da aplicação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6">Prioridade baixa</text:p>
        </text:list-item>
      </text:list>
      <text:p text:style-name="P3"/>
      <text:p text:style-name="P3"/>
      <text:p text:style-name="P8"/>
      <text:list xml:id="list1979849135" text:continue-numbering="true" text:style-name="L2">
        <text:list-item>
          <text:p text:style-name="P32">A aplicação deverá apenas exibir os certificados que estejam em contexto com o cartão inserido, actualmente são exibidos todos os certificados encontrados na directoria onde os certificados estão armazenados.</text:p>
        </text:list-item>
        <text:list-item>
          <text:p text:style-name="P20">Sistemas operativos afectados: Todos. <text:span text:style-name="T4">OK</text:span></text:p>
        </text:list-item>
        <text:list-item>
          <text:p text:style-name="P24">Prioridade média</text:p>
        </text:list-item>
      </text:list>
      <text:p text:style-name="P3"/>
      <text:p text:style-name="P3"/>
      <text:list xml:id="list1243510022" text:continue-numbering="true" text:style-name="L2">
        <text:list-item>
          <text:p text:style-name="P11">Não é criado um link para a aplicação no menu das aplicações, link existe mas noutro local.</text:p>
        </text:list-item>
        <text:list-item>
          <text:p text:style-name="P20">Sistemas operativos afectados: Suse Linux. <text:span text:style-name="T4">OK</text:span></text:p>
        </text:list-item>
        <text:list-item>
          <text:p text:style-name="P26">Prioridade baixa</text:p>
        </text:list-item>
      </text:list>
      <text:p text:style-name="P3"/>
      <text:list xml:id="list250079857" text:continue-numbering="true" text:style-name="L2">
        <text:list-item>
          <text:p text:style-name="P11">As janelas de pedido de pin não estão a ser fechadas automaticamente após a inserção do pin</text:p>
        </text:list-item>
        <text:list-item>
          <text:p text:style-name="P20">Sistemas operativos afectados: Todos os Linux versão 64 bits. <text:span text:style-name="T4">OK</text:span></text:p>
        </text:list-item>
        <text:list-item>
          <text:p text:style-name="P24">Prioridade média</text:p>
        </text:list-item>
      </text:list>
      <text:p text:style-name="P7"/>
      <text:p text:style-name="P7"/>
      <text:list xml:id="list1229713518" text:continue-numbering="true" text:style-name="L2">
        <text:list-item>
          <text:p text:style-name="P11">O minidriver não está assinado, resulta num aviso que pode desincentivar a instalação do middleware.</text:p>
        </text:list-item>
        <text:list-item>
          <text:p text:style-name="P20">Sistemas operativos afectados: Windows Vista e 7 32/64 bits. <text:span text:style-name="T4">OK</text:span></text:p>
        </text:list-item>
        <text:list-item>
          <text:p text:style-name="P19">Prioridade alta</text:p>
          <text:p text:style-name="P19"/>
          <text:p text:style-name="P19"/>
        </text:list-item>
        <text:list-item>
          <text:p text:style-name="P16">Deve ser indicado o publisher quando a UAC (user account control) coloca questões durante a instalação.</text:p>
        </text:list-item>
        <text:list-item>
          <text:p text:style-name="P20">Sistemas operativos afectados: Windows Vista e 7 32/64 bits. <text:span text:style-name="T4">OK</text:span></text:p>
        </text:list-item>
        <text:list-item>
          <text:p text:style-name="P19">Prioridade alta</text:p>
        </text:list-item>
      </text:list>
      <text:p text:style-name="P9"/>
      <text:p text:style-name="P6"/>
      <text:list xml:id="list1255453658" text:continue-numbering="true" text:style-name="L2">
        <text:list-item>
          <text:p text:style-name="P11">O ficheiro de instalação para Windows deverá ser assinado.</text:p>
        </text:list-item>
        <text:list-item>
          <text:p text:style-name="P20">Sistemas operativos afectados: Windows XP, Vista e 7 32/64 bits. <text:span text:style-name="T4">OK</text:span></text:p>
        </text:list-item>
        <text:list-item>
          <text:p text:style-name="P19">Prioridade alta</text:p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rtinho</meta:initial-creator>
    <meta:creation-date>2012-04-13T12:29:10</meta:creation-date>
    <dc:date>2012-05-11T11:44:56</dc:date>
    <dc:creator>Rui Martinho</dc:creator>
    <meta:editing-duration>PT1H1M30S</meta:editing-duration>
    <meta:editing-cycles>5</meta:editing-cycles>
    <meta:generator>LibreOffice/3.5$Linux_x86 LibreOffice_project/7e68ba2-a744ebf-1f241b7-c506db1-7d53735</meta:generator>
    <meta:document-statistic meta:table-count="0" meta:image-count="0" meta:object-count="0" meta:page-count="3" meta:paragraph-count="71" meta:word-count="794" meta:character-count="4744" meta:non-whitespace-character-count="4086"/>
  </office:meta>
</office:document-meta>
</file>